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6pt" fo:font-weight="bold" style:font-size-asian="8pt" style:font-size-complex="8pt"/>
    </style:style>
    <style:style style:name="T8" style:family="text">
      <style:text-properties style:text-position="-33% 58%" style:font-name="Liberation Serif" fo:font-size="6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</text:span><text:span text:style-name="T2">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t</text:span><text:span text:style-name="T3">e</text:span><text:span text:style-name="T3">n</text:span><text:span text:style-name="T3">s</text:span><text:span text:style-name="T3">o</text:span><text:span text:style-name="T3">r</text:span><text:span text:style-name="T3"> </text:span><text:span text:style-name="T3">(</text:span><text:span text:style-name="T3">F</text:span><text:span text:style-name="T3"> </text:span><text:span text:style-name="T3">x</text:span><text:span text:style-name="T3"> </text:span><text:span text:style-name="T3">T</text:span><text:span text:style-name="T3"> </text:span><text:span text:style-name="T3">x</text:span><text:span text:style-name="T3"> </text:span><text:span text:style-name="T3">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</text:span><text:span text:style-name="T3">Conv </text:span><text:span text:style-name="T3">(</text:span><text:span text:style-name="T4">A = </text:span><text:span text:style-name="T4">50</text:span><text:span text:style-name="T3">)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</text:span><text:span text:style-name="T3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</text:span><text:span text:style-name="T3">1 </text:span><text:span text:style-name="T3">Co</text:span><text:span text:style-name="T3">nv </text:span><text:span text:style-name="T3">(60</text:span><text:span text:style-name="T3">)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</text:span><text:span text:style-name="T3">ch</text:span><text:span text:style-name="T3">No</text:span><text:span text:style-name="T3">rm</text:span><text:span text:style-name="T3">aliz</text:span><text:span text:style-name="T3">atio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</text:span><text:span text:style-name="T3">(</text:span><text:span text:style-name="T4">E </text:span><text:span text:style-name="T4">= </text:span><text:span text:style-name="T4">64</text:span><text:span text:style-name="T3">)</text:span><text:span text:style-name="T3">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2.775cm" svg:height="0.314cm" svg:x="6.831cm" svg:y="1.464cm">
          <draw:text-box>
            <text:p text:style-name="P10"><text:span text:style-name="T5">C</text:span><text:span text:style-name="T5">N</text:span><text:span text:style-name="T5">N-</text:span><text:span text:style-name="T5">re</text:span><text:span text:style-name="T5">gr</text:span><text:span text:style-name="T5">es</text:span><text:span text:style-name="T5">si</text:span><text:span text:style-name="T5">on </text:span><text:span text:style-name="T5">m</text:span><text:span text:style-name="T5">od</text:span><text:span text:style-name="T5">el</text:span></text:p>
          </draw:text-box>
        </draw:frame>
        <draw:frame draw:style-name="gr9" draw:text-style-name="P12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3" draw:layer="layout" svg:width="0.779cm" svg:height="0.526cm" svg:x="9.979cm" svg:y="6.67cm">
          <draw:text-box>
            <text:p><text:span text:style-name="T7">Conv</text:span><text:span text:style-name="T8">A</text:span></text:p>
          </draw:text-box>
        </draw:frame>
        <draw:frame draw:style-name="gr11" draw:text-style-name="P13" draw:layer="layout" svg:width="0.78cm" svg:height="0.316cm" svg:x="9.981cm" svg:y="5.645cm">
          <draw:text-box>
            <text:p><text:span text:style-name="T7">Conv</text:span><text:span text:style-name="T8">B</text:span></text:p>
          </draw:text-box>
        </draw:frame>
        <draw:frame draw:style-name="gr12" draw:text-style-name="P13" draw:layer="layout" svg:width="0.779cm" svg:height="0.315cm" svg:x="9.985cm" svg:y="4.578cm">
          <draw:text-box>
            <text:p><text:span text:style-name="T7">Conv</text:span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1:53:48.371859457</dc:date>
    <meta:editing-duration>PT5H44M39S</meta:editing-duration>
    <meta:editing-cycles>97</meta:editing-cycles>
    <meta:document-statistic meta:object-count="24"/>
  </office:meta>
</office:document-meta>
</file>